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>
      <style:graphic-properties draw:auto-grow-height="true" fo:min-height="12.18cm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4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top="0cm" fo:margin-bottom="0.1cm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color="#ff3333" fo:font-family="'Ubuntu Mono'" style:font-pitch="fixed"/>
    </style:style>
    <style:style style:name="T14" style:family="text">
      <style:text-properties fo:font-family="'Ubuntu Mono'" style:font-pitch="fixed"/>
    </style:style>
    <style:style style:name="T15" style:family="text">
      <style:text-properties fo:font-family="'Ubuntu Mono'" style:font-pitch="fixed"/>
    </style:style>
    <style:style style:name="T16" style:family="text">
      <style:text-properties fo:color="#ff3333" fo:font-family="'Andale Mono'" style:font-pitch="fixed" fo:font-size="24pt" style:font-size-asian="24pt" style:font-size-complex="24pt"/>
    </style:style>
    <style:style style:name="T17" style:family="text">
      <style:text-properties fo:font-family="'Ubuntu Mono'" style:font-pitch="fixed"/>
    </style:style>
    <style:style style:name="T18" style:family="text">
      <style:text-properties fo:color="#ff3333" fo:font-family="'Ubuntu Mono'" style:font-pitch="fixed" fo:font-size="28pt" style:font-size-asian="28pt" style:font-size-complex="28pt"/>
    </style:style>
    <style:style style:name="T19" style:family="text">
      <style:text-properties style:use-window-font-color="true" fo:font-family="'Ubuntu Mono'" style:font-pitch="fixed"/>
    </style:style>
    <style:style style:name="T20" style:family="text">
      <style:text-properties fo:color="#ff3333" fo:font-family="'Ubuntu Mono'" style:font-pitch="fixed" fo:font-size="28pt" style:font-size-asian="28pt" style:font-size-complex="28pt"/>
    </style:style>
    <style:style style:name="T21" style:family="text">
      <style:text-properties fo:color="#ff3333" fo:font-family="'Ubuntu Mono'" style:font-pitch="fixed" fo:font-size="24pt" style:font-size-asian="24pt" style:font-size-complex="24pt"/>
    </style:style>
    <style:style style:name="T22" style:family="text">
      <style:text-properties style:use-window-font-color="true" fo:font-family="'Ubuntu Mono'" style:font-pitch="fixed" fo:font-size="24pt" style:font-size-asian="24pt" style:font-size-complex="24pt"/>
    </style:style>
    <style:style style:name="T23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4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5" style:family="text">
      <style:text-properties fo:font-family="'Andale Mono'" style:font-pitch="fixed" fo:font-size="24pt" style:font-size-asian="24pt" style:font-size-complex="24pt"/>
    </style:style>
    <style:style style:name="T26" style:family="text">
      <style:text-properties fo:color="#ff3333" fo:font-family="'Ubuntu Mono'" style:font-pitch="fixe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family="'Ubuntu Mono'" style:font-pitch="fixed" fo:font-size="28pt" style:font-size-asian="28pt" style:font-size-complex="28pt"/>
    </style:style>
    <style:style style:name="T29" style:family="text">
      <style:text-properties fo:color="#ff3333" fo:font-style="italic" style:font-style-asian="italic" style:font-style-complex="italic"/>
    </style:style>
    <style:style style:name="T30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5.604cm" svg:x="1.4cm" svg:y="4cm" presentation:class="outline" presentation:user-transformed="true">
          <draw:text-box>
            <text:list text:style-name="L2">
              <text:list-item>
                <text:p>So we'll know when our RADIUS server is installed and running, 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XX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<text:span text:style-name="T12">sudo pkg install freeradius3</text:span></text:p>
                  </text:list-item>
                </text:list>
              </text:list-item>
              <text:list-item>
                <text:p>Or, if you want to install from ports (not this time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3">sudo /usr/local/etc/rc.d/radiusd status</text:span></text:p>
                  </text:list-item>
                  <text:list-item>
                    <text:p><text:span text:style-name="T14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3">sudo /usr/local/sbin/radiusd -X</text:span></text:p>
                  </text:list-item>
                  <text:list-item>
                    <text:p><text:span text:style-name="T14">…</text:span></text:p>
                  </text:list-item>
                  <text:list-item>
                    <text:p><text:span text:style-name="T14">Refusing to start with libssl version OpenSSL 1.0.1e-freebsd …</text:span></text:p>
                  </text:list-item>
                  <text:list-item>
                    <text:p><text:span text:style-name="T14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6.079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3">sudo freebsd-update fetch install</text:span></text:p>
                  </text:list-item>
                  <text:list-item>
                    <text:p>Press <text:span text:style-name="T13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<text:span text:style-name="T4">/usr/local/etc/raddb/radiusd.conf</text:span> (with sudo)</text:p>
                  </text:list-item>
                  <text:list-item>
                    <text:p>Find this line:<text:span text:style-name="T15"> allow_vulnerable_openssl = no</text:span></text:p>
                  </text:list-item>
                  <text:list-item>
                    <text:p>Change the value<text:span text:style-name="T13"> no </text:span>to<text:span text:style-name="T13">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3">sudo /usr/local/etc/rc.d/radiusd start</text:span></text:p>
                  </text:list-item>
                  <text:list-item>
                    <text:p><text:span text:style-name="T13">sudo /usr/local/etc/rc.d/radiusd status</text:span></text:p>
                  </text:list-item>
                  <text:list-item>
                    <text:p><text:span text:style-name="T14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7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6">sudo /usr/local/etc/rc.d/radiusd stop</text:span></text:p>
                  </text:list-item>
                  <text:list-item>
                    <text:p><text:span text:style-name="T16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51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3">sudo ls /usr/local/etc/raddb/mods-enabled</text:span></text:p>
                  </text:list-item>
                </text:list>
              </text:list-item>
              <text:list-item>
                <text:p>See that <text:span text:style-name="T14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3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4"># pam </text:span>and remove the<text:span text:style-name="T14"> #</text:span></text:p>
                  </text:list-item>
                  <text:list-item>
                    <text:p>Find the line that says: <text:span text:style-name="T14"># unix </text:span>and remove the<text:span text:style-name="T14"> #</text:span></text:p>
                    <text:list>
                      <text:list-item>
                        <text:p>Not the one that just says “<text:span text:style-name="T17">unix</text:span>” without the hash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<text:span text:style-name="T18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3">radtest afnog afnog localhost 0 testing123</text:span></text:p>
                  </text:list-item>
                  <text:list-item>
                    <text:p><text:span text:style-name="T14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1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8"/></text:p>
                  </text:list-item>
                </text:list>
              </text:list-item>
              <text:list-item>
                <text:p>Why not? It's running:</text:p>
                <text:list>
                  <text:list-item>
                    <text:p><text:span text:style-name="T19">$USER1$/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20">/usr/local/libexec/nagios</text:span><text:span text:style-name="T18">/check_radius_adv -r pcXX.sse.ws.afnog.org -u afnog -p afnog -s testing123</text:span></text:p>
                  </text:list-item>
                  <text:list-item>
                    <text:p><text:span text:style-name="T14">failed to receive a reply from the server, authentication FAILED.</text:span></text:p>
                  </text:list-item>
                </text:list>
              </text:list-item>
              <text:list-item>
                <text:p>Why no reply?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2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Run FreeRADIUS in debug mode:</text:p>
                <text:list>
                  <text:list-item>
                    <text:p><text:span text:style-name="T12">sudo /usr/local/etc/rc.d/radiusd stop</text:span></text:p>
                  </text:list-item>
                  <text:list-item>
                    <text:p><text:span text:style-name="T12">sudo radiusd -X</text:span></text:p>
                  </text:list-item>
                </text:list>
              </text:list-item>
              <text:list-item>
                <text:p>Run the Nagios check again:</text:p>
                <text:list>
                  <text:list-item>
                    <text:p><text:span text:style-name="T20">/usr/local/libexec/nagios/check_radius_adv -r pcXX.sse.ws.afnog.org -u afnog -p afnog -s testing123</text:span></text:p>
                  </text:list-item>
                </text:list>
              </text:list-item>
              <text:list-item>
                <text:p>Check the debugging output:</text:p>
                <text:list>
                  <text:list-item>
                    <text:p><text:span text:style-name="T20">Ignoring request to auth address * port 1812 as server default from unknown client 196.200.219.101 port 48550 proto udp</text:span></text:p>
                  </text:list-item>
                </text:list>
              </text:list-item>
              <text:list-item>
                <text:p>Server ignored request from 196.200.219.101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21" draw:layer="layout" svg:width="25.199cm" svg:height="12.18cm" svg:x="1.4cm" svg:y="4cm" presentation:class="outline">
          <draw:text-box>
            <text:list text:style-name="L2">
              <text:list-item>
                <text:p>Edit <text:span text:style-name="T4">/usr/local/etc/raddb/clients.conf</text:span>:</text:p>
                <text:list>
                  <text:list-item>
                    <text:p>Add a new section:</text:p>
                  </text:list-item>
                  <text:list-item>
                    <text:p text:style-name="P12"><text:span text:style-name="T13">client localnet {</text:span></text:p>
                  </text:list-item>
                  <text:list-item>
                    <text:p text:style-name="P12"><text:span text:style-name="T13"><text:s text:c="8"/></text:span><text:span text:style-name="T13">ipaddr = 196.200.208.0</text:span></text:p>
                  </text:list-item>
                  <text:list-item>
                    <text:p text:style-name="P12"><text:span text:style-name="T13"><text:s text:c="8"/></text:span><text:span text:style-name="T13">netmask = 20</text:span></text:p>
                  </text:list-item>
                  <text:list-item>
                    <text:p text:style-name="P12"><text:span text:style-name="T13"><text:s text:c="8"/></text:span><text:span text:style-name="T13">secret = afnog</text:span></text:p>
                  </text:list-item>
                  <text:list-item>
                    <text:p text:style-name="P12"><text:span text:style-name="T13">}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3">sudo /usr/local/etc/rc.d/radiusd resta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9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draw:name="Text Placeholder 2" presentation:style-name="pr22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Test again:</text:p>
                <text:list>
                  <text:list-item>
                    <text:p><text:span text:style-name="T13">~/check_radius_adv -r pcXX.sse.ws.afnog.org -u afnog -p afnog -s afnog</text:span></text:p>
                  </text:list-item>
                  <text:list-item>
                    <text:p><text:span text:style-name="T14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  <text:list-item>
                <text:p>Also note that this still works:</text:p>
                <text:list>
                  <text:list-item>
                    <text:p><text:span text:style-name="T13">~/check_radius/check_radius_adv -r localhost -u afnog -p afnog -s testing123</text:span></text:p>
                  </text:list-item>
                  <text:list-item>
                    <text:p><text:span text:style-name="T19">OK: Access ACCEPT. (code = 2)</text:span></text:p>
                  </text:list-item>
                </text:list>
              </text:list-item>
              <text:list-item>
                <text:p>Why? What are the differences between them?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6.04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21">sudo pkg install base64</text:span></text:p>
                  </text:list-item>
                  <text:list-item>
                    <text:p><text:span text:style-name="T21">dd if=/dev/random bs=16 count=1 | base64</text:span></text:p>
                  </text:list-item>
                  <text:list-item>
                    <text:p><text:span text:style-name="T22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ing the Shared Secret</text:p>
          </draw:text-box>
        </draw:frame>
        <draw:frame draw:name="Text Placeholder 2" presentation:style-name="pr23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3"> </text:span><text:span text:style-name="T24">client localhost</text:span></text:p>
                  </text:list-item>
                  <text:list-item>
                    <text:p>Find the line<text:span text:style-name="T25"> </text:span><text:span text:style-name="T7">secret = testing123</text:span></text:p>
                  </text:list-item>
                  <text:list-item>
                    <text:p>Generate a new secret and set it here</text:p>
                  </text:list-item>
                </text:list>
              </text:list-item>
              <text:list-item>
                <text:p>Restart FreeRADIUS and test with the new secret:</text:p>
                <text:list>
                  <text:list-item>
                    <text:p><text:span text:style-name="T26">~/check_radius/check_radius_adv -r localhost -u afnog -p afnog -s testing123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4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  <text:list>
                  <text:list-item>
                    <text:p>Nothing</text:p>
                  </text:list-item>
                  <text:list-item>
                    <text:p>We changed the secret for <text:span text:style-name="T15">localhost</text:span>, not <text:span text:style-name="T15">localnet</text:span></text:p>
                  </text:list-item>
                  <text:list-item>
                    <text:p>Nagios is contacting the server using its hostname, <text:span text:style-name="T4">pcXX.sse.ws.afnog.org</text:span></text:p>
                  </text:list-item>
                  <text:list-item>
                    <text:p>Uses the <text:span text:style-name="T15">localnet</text:span> client definition, whose secret didn't change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Edit <text:span text:style-name="T4">/usr/local/etc/raddb/users</text:span>:</text:p>
                <text:list>
                  <text:list-item>
                    <text:p>Add this line <text:span text:style-name="T27">at the beginning</text:span> of the file:</text:p>
                  </text:list-item>
                  <text:list-item>
                    <text:p><text:span text:style-name="T16">john <text:s text:c="3"/>Cleartext-Password = "Smith"</text:span></text:p>
                  </text:list-item>
                </text:list>
              </text:list-item>
              <text:list-item>
                <text:p>Edit <text:span text:style-name="T4">/usr/local/etc/raddb/sites-available/default</text:span>:</text:p>
                <text:list>
                  <text:list-item>
                    <text:p>Find the<text:span text:style-name="T16"> authorize {…} </text:span>section</text:p>
                  </text:list-item>
                  <text:list-item>
                    <text:p>Find the<text:span text:style-name="T16"> users </text:span>line in that section</text:p>
                  </text:list-item>
                  <text:list-item>
                    <text:p>Move that line above the<text:span text:style-name="T16"> pam </text:span>line</text:p>
                  </text:list-item>
                </text:list>
              </text:list-item>
              <text:list-item>
                <text:p>Restart FreeRADIUS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Test using the radtest command:</text:p>
                <text:list>
                  <text:list-item>
                    <text:p><text:span text:style-name="T16">radtest john Smith pcXX.sse.ws.afnog.org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54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</text:list>
              </text:list-item>
              <text:list-item>
                <text:p>Edit <text:span text:style-name="T4">/etc/pam.d/sshd</text:span></text:p>
                <text:list>
                  <text:list-item>
                    <text:p>Find the line: <text:span text:style-name="T28">auth required pam_unix.so</text:span></text:p>
                  </text:list-item>
                  <text:list-item>
                    <text:p>Add another line before it:</text:p>
                    <text:list>
                      <text:list-item>
                        <text:p><text:span text:style-name="T18">auth sufficient pam_radius.so</text:span></text:p>
                      </text:list-item>
                    </text:list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<text:span text:style-name="T13">ssh afnog@pcXX.sse.ws.afnog.or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<text:span text:style-name="T13">ssh john@pcXX.sse.ws.afnog.org</text:span> – this will fail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10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18">tail /var/log/auth.log </text:span>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18">auth 127.0.0.1 </text:span><text:span text:style-name="T29">&lt;your long secret&gt;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28">Invalid user john from ...</text:span></text:p>
                  </text:list-item>
                  <text:list-item>
                    <text:p>Create the user by running:<text:span text:style-name="T28"> </text:span><text:span text:style-name="T18">sudo pw useradd john</text:span></text:p>
                  </text:list-item>
                  <text:list-item>
                    <text:p>Try<text:span text:style-name="T13"> ssh john@pcXX.sse.ws.afnog.org </text:span>agai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5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4" draw:layer="layout" svg:width="7.418cm" svg:height="1.725cm" svg:x="-1.269cm" svg:y="1.905cm">
          <draw:text-box>
            <text:p text:style-name="P13"><text:span text:style-name="T30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8T10:50:46</dc:date>
    <meta:editing-cycles>633</meta:editing-cycles>
    <meta:editing-duration>P11DT2H36M46S</meta:editing-duration>
    <meta:document-statistic meta:object-count="231"/>
    <meta:user-defined meta:name="Info 1"/>
    <meta:user-defined meta:name="Info 2"/>
    <meta:user-defined meta:name="Info 3"/>
    <meta:user-defined meta:name="Info 4"/>
  </office:meta>
</office:document-meta>
</file>